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577e2" officeooo:paragraph-rsid="001577e2"/>
    </style:style>
    <style:style style:name="P2" style:family="paragraph" style:parent-style-name="Standard">
      <style:text-properties officeooo:rsid="0016b11d" officeooo:paragraph-rsid="0016b11d"/>
    </style:style>
    <style:style style:name="P3" style:family="paragraph" style:parent-style-name="Standard">
      <style:text-properties officeooo:rsid="00184405" officeooo:paragraph-rsid="00184405"/>
    </style:style>
    <style:style style:name="P4" style:family="paragraph" style:parent-style-name="Standard">
      <style:text-properties officeooo:rsid="001b8b26" officeooo:paragraph-rsid="001b8b26"/>
    </style:style>
    <style:style style:name="P5" style:family="paragraph" style:parent-style-name="Standard">
      <style:text-properties officeooo:rsid="001c7da9" officeooo:paragraph-rsid="001c7da9"/>
    </style:style>
    <style:style style:name="P6" style:family="paragraph" style:parent-style-name="Standard">
      <style:text-properties officeooo:rsid="001cf45f" officeooo:paragraph-rsid="001cf45f"/>
    </style:style>
    <style:style style:name="P7" style:family="paragraph" style:parent-style-name="Standard">
      <style:text-properties officeooo:rsid="001e365b" officeooo:paragraph-rsid="001e365b"/>
    </style:style>
    <style:style style:name="P8" style:family="paragraph" style:parent-style-name="Standard">
      <style:text-properties officeooo:rsid="001f74ac" officeooo:paragraph-rsid="001f74ac"/>
    </style:style>
    <style:style style:name="P9" style:family="paragraph" style:parent-style-name="Standard">
      <style:text-properties officeooo:rsid="00216781" officeooo:paragraph-rsid="00216781"/>
    </style:style>
    <style:style style:name="P10" style:family="paragraph" style:parent-style-name="Standard">
      <style:text-properties officeooo:rsid="00223183" officeooo:paragraph-rsid="00223183"/>
    </style:style>
    <style:style style:name="P11" style:family="paragraph" style:parent-style-name="Standard">
      <style:text-properties officeooo:rsid="0022e54c" officeooo:paragraph-rsid="0022e54c"/>
    </style:style>
    <style:style style:name="P12" style:family="paragraph" style:parent-style-name="Standard">
      <style:text-properties officeooo:rsid="00261620" officeooo:paragraph-rsid="00261620"/>
    </style:style>
    <style:style style:name="P13" style:family="paragraph" style:parent-style-name="Standard">
      <style:text-properties officeooo:rsid="00278f9d" officeooo:paragraph-rsid="00278f9d"/>
    </style:style>
    <style:style style:name="P14" style:family="paragraph" style:parent-style-name="Standard">
      <style:text-properties officeooo:rsid="002a28d6" officeooo:paragraph-rsid="002a28d6"/>
    </style:style>
    <style:style style:name="P15" style:family="paragraph" style:parent-style-name="Standard">
      <style:text-properties officeooo:rsid="002d662a" officeooo:paragraph-rsid="002d662a"/>
    </style:style>
    <style:style style:name="P16" style:family="paragraph" style:parent-style-name="Standard">
      <style:text-properties officeooo:rsid="002feef9" officeooo:paragraph-rsid="002feef9"/>
    </style:style>
    <style:style style:name="P17" style:family="paragraph" style:parent-style-name="Standard">
      <style:text-properties officeooo:rsid="003213d0" officeooo:paragraph-rsid="003213d0"/>
    </style:style>
    <style:style style:name="P18" style:family="paragraph" style:parent-style-name="Standard">
      <style:text-properties officeooo:rsid="0033f069" officeooo:paragraph-rsid="0033f069"/>
    </style:style>
    <style:style style:name="P19" style:family="paragraph" style:parent-style-name="Standard">
      <style:text-properties officeooo:rsid="0035eb0d" officeooo:paragraph-rsid="0035eb0d"/>
    </style:style>
    <style:style style:name="P20" style:family="paragraph" style:parent-style-name="Standard">
      <style:text-properties officeooo:rsid="0038f8f9" officeooo:paragraph-rsid="0038f8f9"/>
    </style:style>
    <style:style style:name="P21" style:family="paragraph" style:parent-style-name="Standard">
      <style:text-properties officeooo:rsid="003c4e60" officeooo:paragraph-rsid="003c4e60"/>
    </style:style>
    <style:style style:name="P22" style:family="paragraph" style:parent-style-name="Standard">
      <style:text-properties officeooo:rsid="003f4963" officeooo:paragraph-rsid="003f4963"/>
    </style:style>
    <style:style style:name="P23" style:family="paragraph" style:parent-style-name="Standard">
      <style:text-properties officeooo:rsid="00423e4c" officeooo:paragraph-rsid="00423e4c"/>
    </style:style>
    <style:style style:name="P24" style:family="paragraph" style:parent-style-name="Standard">
      <style:text-properties officeooo:rsid="0043c4e8" officeooo:paragraph-rsid="0043c4e8"/>
    </style:style>
    <style:style style:name="P25" style:family="paragraph" style:parent-style-name="Standard">
      <style:text-properties officeooo:rsid="0044e67e" officeooo:paragraph-rsid="0044e67e"/>
    </style:style>
    <style:style style:name="P26" style:family="paragraph" style:parent-style-name="Standard">
      <style:text-properties officeooo:rsid="0046885a" officeooo:paragraph-rsid="0046885a"/>
    </style:style>
    <style:style style:name="P27" style:family="paragraph" style:parent-style-name="Standard">
      <style:text-properties officeooo:rsid="0047974c" officeooo:paragraph-rsid="0047974c"/>
    </style:style>
    <style:style style:name="P28" style:family="paragraph" style:parent-style-name="Standard">
      <style:text-properties officeooo:rsid="00488386" officeooo:paragraph-rsid="00488386"/>
    </style:style>
    <style:style style:name="P29" style:family="paragraph" style:parent-style-name="Standard">
      <style:text-properties officeooo:rsid="004a6cbb" officeooo:paragraph-rsid="004a6cbb"/>
    </style:style>
    <style:style style:name="P30" style:family="paragraph" style:parent-style-name="Standard">
      <style:text-properties officeooo:rsid="004c344b" officeooo:paragraph-rsid="004c344b"/>
    </style:style>
    <style:style style:name="P31" style:family="paragraph" style:parent-style-name="Standard">
      <style:text-properties officeooo:rsid="004cf597" officeooo:paragraph-rsid="004cf597"/>
    </style:style>
    <style:style style:name="P32" style:family="paragraph" style:parent-style-name="Standard">
      <style:text-properties officeooo:rsid="005078ea" officeooo:paragraph-rsid="005078ea"/>
    </style:style>
    <style:style style:name="P33" style:family="paragraph" style:parent-style-name="Standard">
      <style:text-properties officeooo:rsid="0051ba47" officeooo:paragraph-rsid="0051ba47"/>
    </style:style>
    <style:style style:name="P34" style:family="paragraph" style:parent-style-name="Standard">
      <style:text-properties officeooo:rsid="0053dff9" officeooo:paragraph-rsid="0053dff9"/>
    </style:style>
    <style:style style:name="P35" style:family="paragraph" style:parent-style-name="Standard">
      <style:text-properties officeooo:rsid="0056db32" officeooo:paragraph-rsid="0056db32"/>
    </style:style>
    <style:style style:name="P36" style:family="paragraph" style:parent-style-name="Standard">
      <style:text-properties officeooo:rsid="0058febb" officeooo:paragraph-rsid="0058febb"/>
    </style:style>
    <style:style style:name="P37" style:family="paragraph" style:parent-style-name="Standard">
      <style:text-properties officeooo:rsid="005ad50a" officeooo:paragraph-rsid="005ad50a"/>
    </style:style>
    <style:style style:name="P38" style:family="paragraph" style:parent-style-name="Standard">
      <style:text-properties officeooo:rsid="005b6e94" officeooo:paragraph-rsid="005b6e94"/>
    </style:style>
    <style:style style:name="P39" style:family="paragraph" style:parent-style-name="Standard">
      <style:text-properties officeooo:rsid="005d3f94" officeooo:paragraph-rsid="005d3f94"/>
    </style:style>
    <style:style style:name="P40" style:family="paragraph" style:parent-style-name="Standard">
      <style:text-properties officeooo:rsid="005dc8ad" officeooo:paragraph-rsid="005dc8ad"/>
    </style:style>
    <style:style style:name="P41" style:family="paragraph" style:parent-style-name="Standard">
      <style:text-properties officeooo:rsid="005e7f0f" officeooo:paragraph-rsid="005e7f0f"/>
    </style:style>
    <style:style style:name="P42" style:family="paragraph" style:parent-style-name="Standard">
      <style:text-properties officeooo:rsid="00607e32" officeooo:paragraph-rsid="00607e32"/>
    </style:style>
    <style:style style:name="P43" style:family="paragraph" style:parent-style-name="Standard">
      <style:text-properties officeooo:rsid="0061b5b8" officeooo:paragraph-rsid="0061b5b8"/>
    </style:style>
    <style:style style:name="P44" style:family="paragraph" style:parent-style-name="Standard">
      <style:text-properties officeooo:rsid="0063b9ab" officeooo:paragraph-rsid="0063b9ab"/>
    </style:style>
    <style:style style:name="P45" style:family="paragraph" style:parent-style-name="Standard">
      <style:text-properties officeooo:rsid="0065b7e4" officeooo:paragraph-rsid="0065b7e4"/>
    </style:style>
    <style:style style:name="P46" style:family="paragraph" style:parent-style-name="Standard">
      <style:text-properties officeooo:rsid="00669160" officeooo:paragraph-rsid="00669160"/>
    </style:style>
    <style:style style:name="P47" style:family="paragraph" style:parent-style-name="Standard">
      <style:text-properties officeooo:rsid="0067b383" officeooo:paragraph-rsid="0067b383"/>
    </style:style>
    <style:style style:name="P48" style:family="paragraph" style:parent-style-name="Standard">
      <style:text-properties officeooo:rsid="00694e44" officeooo:paragraph-rsid="00694e44"/>
    </style:style>
    <style:style style:name="P49" style:family="paragraph" style:parent-style-name="Standard">
      <style:text-properties officeooo:rsid="006acbb5" officeooo:paragraph-rsid="006acbb5"/>
    </style:style>
    <style:style style:name="P50" style:family="paragraph" style:parent-style-name="Standard">
      <style:text-properties officeooo:rsid="006f7ae0" officeooo:paragraph-rsid="006f7ae0"/>
    </style:style>
    <style:style style:name="P51" style:family="paragraph" style:parent-style-name="Standard">
      <style:text-properties officeooo:rsid="0070389b" officeooo:paragraph-rsid="0070389b"/>
    </style:style>
    <style:style style:name="P52" style:family="paragraph" style:parent-style-name="Standard">
      <style:text-properties officeooo:rsid="0071b7a5" officeooo:paragraph-rsid="0071b7a5"/>
    </style:style>
    <style:style style:name="P53" style:family="paragraph" style:parent-style-name="Standard">
      <style:text-properties officeooo:rsid="00735036" officeooo:paragraph-rsid="00735036"/>
    </style:style>
    <style:style style:name="P54" style:family="paragraph" style:parent-style-name="Standard">
      <style:text-properties officeooo:rsid="0073a633" officeooo:paragraph-rsid="0073a633"/>
    </style:style>
    <style:style style:name="P55" style:family="paragraph" style:parent-style-name="Standard">
      <style:text-properties officeooo:rsid="00748165" officeooo:paragraph-rsid="00748165"/>
    </style:style>
    <style:style style:name="P56" style:family="paragraph" style:parent-style-name="Standard">
      <style:text-properties officeooo:rsid="00748165" officeooo:paragraph-rsid="0075e36a"/>
    </style:style>
    <style:style style:name="P57" style:family="paragraph" style:parent-style-name="Standard">
      <style:text-properties officeooo:rsid="00748165" officeooo:paragraph-rsid="0076ef80"/>
    </style:style>
    <style:style style:name="P58" style:family="paragraph" style:parent-style-name="Standard">
      <style:text-properties officeooo:rsid="00748165" officeooo:paragraph-rsid="0078af4e"/>
    </style:style>
    <style:style style:name="P59" style:family="paragraph" style:parent-style-name="Standard">
      <style:text-properties officeooo:rsid="00748165" officeooo:paragraph-rsid="007922c6"/>
    </style:style>
    <style:style style:name="P60" style:family="paragraph" style:parent-style-name="Standard">
      <style:text-properties officeooo:rsid="00748165" officeooo:paragraph-rsid="007c87a2"/>
    </style:style>
    <style:style style:name="P61" style:family="paragraph" style:parent-style-name="Standard">
      <style:text-properties officeooo:rsid="007c87a2" officeooo:paragraph-rsid="007c87a2"/>
    </style:style>
    <style:style style:name="P62" style:family="paragraph" style:parent-style-name="Standard">
      <style:text-properties officeooo:rsid="007e2a13" officeooo:paragraph-rsid="007e2a13"/>
    </style:style>
    <style:style style:name="P63" style:family="paragraph" style:parent-style-name="Standard">
      <style:text-properties officeooo:rsid="00806a13" officeooo:paragraph-rsid="00806a13"/>
    </style:style>
    <style:style style:name="P64" style:family="paragraph" style:parent-style-name="Standard">
      <style:text-properties officeooo:rsid="0080ef36" officeooo:paragraph-rsid="0080ef36"/>
    </style:style>
    <style:style style:name="P65" style:family="paragraph" style:parent-style-name="Standard">
      <style:text-properties officeooo:rsid="0082f9a9" officeooo:paragraph-rsid="0082f9a9"/>
    </style:style>
    <style:style style:name="P66" style:family="paragraph" style:parent-style-name="Standard">
      <style:text-properties officeooo:rsid="0084bf2c" officeooo:paragraph-rsid="0084bf2c"/>
    </style:style>
    <style:style style:name="P67" style:family="paragraph" style:parent-style-name="Standard">
      <style:text-properties officeooo:rsid="00863df4" officeooo:paragraph-rsid="00863df4"/>
    </style:style>
    <style:style style:name="P68" style:family="paragraph" style:parent-style-name="Standard">
      <style:text-properties officeooo:rsid="0086e977" officeooo:paragraph-rsid="0086e977"/>
    </style:style>
    <style:style style:name="T1" style:family="text">
      <style:text-properties officeooo:rsid="00184405"/>
    </style:style>
    <style:style style:name="T2" style:family="text">
      <style:text-properties officeooo:rsid="0019b6a1"/>
    </style:style>
    <style:style style:name="T3" style:family="text">
      <style:text-properties officeooo:rsid="001cb709"/>
    </style:style>
    <style:style style:name="T4" style:family="text">
      <style:text-properties officeooo:rsid="001ed194"/>
    </style:style>
    <style:style style:name="T5" style:family="text">
      <style:text-properties officeooo:rsid="00228663"/>
    </style:style>
    <style:style style:name="T6" style:family="text">
      <style:text-properties officeooo:rsid="0024d629"/>
    </style:style>
    <style:style style:name="T7" style:family="text">
      <style:text-properties officeooo:rsid="0029468a"/>
    </style:style>
    <style:style style:name="T8" style:family="text">
      <style:text-properties officeooo:rsid="002bad09"/>
    </style:style>
    <style:style style:name="T9" style:family="text">
      <style:text-properties officeooo:rsid="002bcf92"/>
    </style:style>
    <style:style style:name="T10" style:family="text">
      <style:text-properties officeooo:rsid="002e31fe"/>
    </style:style>
    <style:style style:name="T11" style:family="text">
      <style:text-properties officeooo:rsid="003027fa"/>
    </style:style>
    <style:style style:name="T12" style:family="text">
      <style:text-properties officeooo:rsid="0034a24e"/>
    </style:style>
    <style:style style:name="T13" style:family="text">
      <style:text-properties officeooo:rsid="003716a9"/>
    </style:style>
    <style:style style:name="T14" style:family="text">
      <style:text-properties officeooo:rsid="003a7b68"/>
    </style:style>
    <style:style style:name="T15" style:family="text">
      <style:text-properties officeooo:rsid="003d0ac5"/>
    </style:style>
    <style:style style:name="T16" style:family="text">
      <style:text-properties officeooo:rsid="003e9aa9"/>
    </style:style>
    <style:style style:name="T17" style:family="text">
      <style:text-properties officeooo:rsid="004110af"/>
    </style:style>
    <style:style style:name="T18" style:family="text">
      <style:text-properties officeooo:rsid="00488386"/>
    </style:style>
    <style:style style:name="T19" style:family="text">
      <style:text-properties officeooo:rsid="004a7692"/>
    </style:style>
    <style:style style:name="T20" style:family="text">
      <style:text-properties officeooo:rsid="004d15b5"/>
    </style:style>
    <style:style style:name="T21" style:family="text">
      <style:text-properties officeooo:rsid="004e702a"/>
    </style:style>
    <style:style style:name="T22" style:family="text">
      <style:text-properties officeooo:rsid="004f96cc"/>
    </style:style>
    <style:style style:name="T23" style:family="text">
      <style:text-properties officeooo:rsid="00533ac3"/>
    </style:style>
    <style:style style:name="T24" style:family="text">
      <style:text-properties officeooo:rsid="0055578d"/>
    </style:style>
    <style:style style:name="T25" style:family="text">
      <style:text-properties officeooo:rsid="0055f9d0"/>
    </style:style>
    <style:style style:name="T26" style:family="text">
      <style:text-properties officeooo:rsid="00574275"/>
    </style:style>
    <style:style style:name="T27" style:family="text">
      <style:text-properties officeooo:rsid="005d7193"/>
    </style:style>
    <style:style style:name="T28" style:family="text">
      <style:text-properties officeooo:rsid="005e90bf"/>
    </style:style>
    <style:style style:name="T29" style:family="text">
      <style:text-properties officeooo:rsid="005fd78f"/>
    </style:style>
    <style:style style:name="T30" style:family="text">
      <style:text-properties officeooo:rsid="00626d6d"/>
    </style:style>
    <style:style style:name="T31" style:family="text">
      <style:text-properties officeooo:rsid="006716c3"/>
    </style:style>
    <style:style style:name="T32" style:family="text">
      <style:text-properties officeooo:rsid="00691d81"/>
    </style:style>
    <style:style style:name="T33" style:family="text">
      <style:text-properties officeooo:rsid="006c312e"/>
    </style:style>
    <style:style style:name="T34" style:family="text">
      <style:text-properties officeooo:rsid="006e2dbb"/>
    </style:style>
    <style:style style:name="T35" style:family="text">
      <style:text-properties officeooo:rsid="0070ce3f"/>
    </style:style>
    <style:style style:name="T36" style:family="text">
      <style:text-properties officeooo:rsid="00748165"/>
    </style:style>
    <style:style style:name="T37" style:family="text">
      <style:text-properties officeooo:rsid="0075e36a"/>
    </style:style>
    <style:style style:name="T38" style:family="text">
      <style:text-properties officeooo:rsid="0076ef80"/>
    </style:style>
    <style:style style:name="T39" style:family="text">
      <style:text-properties officeooo:rsid="0078af4e"/>
    </style:style>
    <style:style style:name="T40" style:family="text">
      <style:text-properties officeooo:rsid="007922c6"/>
    </style:style>
    <style:style style:name="T41" style:family="text">
      <style:text-properties officeooo:rsid="007b07bb"/>
    </style:style>
    <style:style style:name="T42" style:family="text">
      <style:text-properties officeooo:rsid="007c87a2"/>
    </style:style>
    <style:style style:name="T43" style:family="text">
      <style:text-properties officeooo:rsid="007e731f"/>
    </style:style>
    <style:style style:name="T44" style:family="text">
      <style:text-properties officeooo:rsid="0084bf2c"/>
    </style:style>
    <style:style style:name="T45" style:family="text">
      <style:text-properties officeooo:rsid="0086ca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nd, intention, if your intention is. If your intention is .</text:p>
      <text:p text:style-name="P1">Demolish, demolish, how much does it cost to demolish a high rise building? 4 easy ways to demolish a high rise building. 10 high-risers demolished in China because the construction company ran out of money to complete this project.</text:p>
      <text:p text:style-name="P1">Death by drowning, There are 3 drownings in the lake last year. You don’t jump into the water with someone who is drowning, they are likely to pull you down too.</text:p>
      <text:p text:style-name="P2">Submerge, submerge, the whole city was submerged in only 2 hours. <text:span text:style-name="T1">The submarine submerged when the enemy planes were sighted.</text:span></text:p>
      <text:p text:style-name="P3">Beware of the bull. Beware of dogs. <text:span text:style-name="T2">Beware of poisonous chemicals.</text:span></text:p>
      <text:p text:style-name="P4">Hedgehog, hedgehog, a small animal with needles covered. We caught a hedgehog in the garden last night. </text:p>
      <text:p text:style-name="P5">No begging. No panhandling. <text:span text:style-name="T3">No loitering. </text:span><text:s/>Could you help a beggar on street? <text:s/><text:span text:style-name="T3">He was arrested for panhandling. </text:span></text:p>
      <text:p text:style-name="P6">Wild-geese, <text:s/>wild geese, unforgettable encounter with wild geese. Unforgettable encounter with wild geese.</text:p>
      <text:p text:style-name="P7">Insulator, what’s the working principle of insulator? How does an insulator work? <text:span text:style-name="T4">This is how an insulator works.</text:span></text:p>
      <text:p text:style-name="P8">At, slash, asterisk, dot, comma, colon, semicolon, <text:s/><text:a xlink:type="simple" xlink:href="https://www.reddit.com/" text:style-name="Internet_20_link" text:visited-style-name="Visited_20_Internet_20_Link">https://www.reddit.com/</text:a></text:p>
      <text:p text:style-name="P9">charcoal, best charcoal for barbecue. Best charcoal for barbecue. </text:p>
      <text:p text:style-name="P10">Push-pull circuit and totem-pole circuit. <text:span text:style-name="T5">Push-pull circuit and Totem-Pole circuit.</text:span></text:p>
      <text:p text:style-name="P11">China marriage, three essentials, <text:span text:style-name="T6">House, Car and Cash</text:span>. China marriage, three essentials, <text:span text:style-name="T6">House, Car and Cash.</text:span></text:p>
      <text:p text:style-name="P12">Receptionist, what does a hotel receptionist do? The hospital was ready for the reception of its first patient.</text:p>
      <text:p text:style-name="P13">Abduct, abducted, abduction. Kidnappers abducted the child from a playground. Kidnappers abducted the child from a playground. <text:span text:style-name="T7">The company director was abducted form his car by terrorists.</text:span></text:p>
      <text:p text:style-name="P14">My phone is out of credit, I need to top it up. <text:span text:style-name="T8">My phone is out of credit, </text:span><text:span text:style-name="T9">I need to top it up.</text:span></text:p>
      <text:p text:style-name="P15">Water boiler, electric kettle. <text:s/><text:span text:style-name="T10">The difference between water boiler and electric kettle. The best electric kettles in 2024.</text:span></text:p>
      <text:p text:style-name="P16">bullfighting, bullfighter, is the bullfighting cruel to the bull? I think bullfighting should be banned. <text:span text:style-name="T11">Bullfighting in Spain history.</text:span></text:p>
      <text:p text:style-name="P17">Followers of Islam are known as Muslims. Followers of Islam are known as Muslims.</text:p>
      <text:p text:style-name="P18">Please take me to the airport. How much is the fare to airport? Could you recommend a good hotel? Take the fastest route please. <text:span text:style-name="T12">Please drop me off at the main entrance.</text:span></text:p>
      <text:p text:style-name="P19">I’m hungry, I’m starving, can we go faster?</text:p>
      <text:p text:style-name="P19">The Post 80’s generation in China, the post 80’s generation <text:span text:style-name="T13">go through a big change as the economy grows at a fast speed.</text:span></text:p>
      <text:p text:style-name="P20">Override, overridden, my suggestion was overrid<text:span text:style-name="T14">d</text:span>en by my boss.</text:p>
      <text:p text:style-name="P21">Solar roof, solar panel, understanding Solar Roof versus Solar panel. <text:span text:style-name="T15">Homeowners in Florida save up to 57% on energy bill with solar roofs. </text:span><text:span text:style-name="T16">Homeowners in Florida save up to 57% on energy bill with solar roofs.</text:span></text:p>
      <text:p text:style-name="P22">Protein, can walnut have proteins? Protein structure, protein powder. <text:span text:style-name="T17">Here are 3 high protein, low calorie meals that anyone can make in less than 20 minutes. Here are 3 high protein, low calorie meals that anyone can make in less than 20 minutes.</text:span></text:p>
      <text:p text:style-name="P23">Torque, torque, wrenches and spanners. Torque.</text:p>
      <text:p text:style-name="P24">If you are healthy, they lose money. If you are healthy, they lose money.</text:p>
      <text:p text:style-name="P25">Rhino, rhino, the little rhino thinks paramedics are harming his mother, so he tried to protect her.</text:p>
      <text:p text:style-name="P26">Maggot, where do maggots come from and how to get rid of them? Do flies come from maggots?</text:p>
      <text:p text:style-name="P27">Gut, gut, the human organ, meat stays in the gut longer than vegetable matters. Meat stays in the gut longer than vegetable matters. You<text:span text:style-name="T18">r</text:span> gut is the master control system for your entire body.</text:p>
      <text:p text:style-name="P28">Nail clipper, cutting fingernails, nail clipper, cutting fingernails.</text:p>
      <text:p text:style-name="P29"><text:soft-page-break/>Departure, departure, arrival, arrival. <text:span text:style-name="T19">Our departure was delayed because of bad weather. Our departure was delayed because of bad weather.</text:span></text:p>
      <text:p text:style-name="P30">Ancestor, human ancestor, Human ancestor is money. Human ancestor is Money.</text:p>
      <text:p text:style-name="P31">Olympic Game, Paralympic Game. <text:span text:style-name="T20">He becomes the world-class Paralympic athlete after a car accident </text:span><text:span text:style-name="T21">left </text:span><text:span text:style-name="T20">him </text:span><text:span text:style-name="T21">paralyzed. Life after becoming paralyzed. </text:span><text:span text:style-name="T22">Breakthrough, paralyzed man walks again.</text:span></text:p>
      <text:p text:style-name="P32">Prank, funny prank ideas, 10 best office prank ideas, funny prank desktop wallpapers.</text:p>
      <text:p text:style-name="P33">Man plans, god laughs. Man plans, god laughs. Man plans, god laughs. <text:span text:style-name="T23">Ancient proverb. Ancient proverb.</text:span></text:p>
      <text:p text:style-name="P34">Asthma attack, asthma treatment, asthma <text:span text:style-name="T24">symptom. </text:span><text:span text:style-name="T25">Paramedics tended to a boy who was having an asthma attack. Paramedics tended to a boy who was having an asthma attack. </text:span></text:p>
      <text:p text:style-name="P35">I got the bill. It’s my treat. It’s on me. <text:s/><text:span text:style-name="T26">I got the bill. It’s my treat. It’s on me. </text:span></text:p>
      <text:p text:style-name="P36">Everyone has two lives, the first time is living for others to see, the second time is living for your self, the second time, it often starts from the age of forty. </text:p>
      <text:p text:style-name="P37">The Black Widow, The Black Widow.</text:p>
      <text:p text:style-name="P38">Three-wheeled motorcycle, three-wheeled motorcycle. Three-wheeled motorcycle.</text:p>
      <text:p text:style-name="P39">Heartwarming moment during China New Year Celebration, the little girl covers her pet’s ear to avoid the scare of fireworks. <text:span text:style-name="T27">How do I prevent injures from firecrackers? To cover your ears.</text:span></text:p>
      <text:p text:style-name="P40">Reimbursement invoice, reimbursement receipt, reimbursement receipt.</text:p>
      <text:p text:style-name="P41">Steps have been taken to reduce the possibility of civil casualties. <text:span text:style-name="T28">Ukraine War Casualties Chart. </text:span><text:span text:style-name="T29">The train was crashed but there were no casualties, police said.</text:span></text:p>
      <text:p text:style-name="P42">Leakage current, peak current, operating current. <text:s/>Leakage current. </text:p>
      <text:p text:style-name="P43">Laos, Laos, A Southeast Asia Country. </text:p>
      <text:p text:style-name="P43">The Senate and The House. The Senate and The House. <text:span text:style-name="T30">White House.</text:span></text:p>
      <text:p text:style-name="P44">I’ve never heard about it. I’ve never heard about it.</text:p>
      <text:p text:style-name="P45">Distributed system involves multiple computers to work together as a single system to solve a problem. Distributed system, distributed computing.</text:p>
      <text:p text:style-name="P46">Smuggle, smuggle, the guy tried to smuggle 96 iPhone<text:span text:style-name="T31">s</text:span> using only his body. <text:span text:style-name="T31">This guy tried to smuggle 96 iPhones using only his body.</text:span></text:p>
      <text:p text:style-name="P47">Data pre-processing board, data aggregation board. <text:s/><text:span text:style-name="T32">A desktop aggregation APP that brings together Facebook, Twitter and LinkedIn.</text:span></text:p>
      <text:p text:style-name="P48">Digging bamboo shoots are prohibited. It’s well known that bamboo shoots are panda’s diet.</text:p>
      <text:p text:style-name="P49">Pour wine, pour water, what is a standard wine pour? <text:span text:style-name="T33">How to pour </text:span><text:span text:style-name="T34">China liquor</text:span><text:span text:style-name="T33"> in Shandong? </text:span></text:p>
      <text:p text:style-name="P50">Surgeon, A surgeon is a doctor who performs surgeries. A surgeon is a doctor who performs surgeries.</text:p>
      <text:p text:style-name="P51">Cut the lemon in half and squeeze the juice into a bowl. Cut the lemon in half and squeeze the juice into a bowl. <text:span text:style-name="T35">Squeeze sponge to get water.</text:span></text:p>
      <text:p text:style-name="P52">Food additive and preservatives. <text:s/>No added preservatives. Carbonated drinks contain preservatives.</text:p>
      <text:p text:style-name="P52">The fence has been treated with preservatives.</text:p>
      <text:p text:style-name="P53">Vatican, Vatican is small country, located within the city of Rome, Italy.</text:p>
      <text:p text:style-name="P54">Captain, First Office<text:span text:style-name="T36">r</text:span>, Flight Engineer, Flight Crew. </text:p>
      <text:p text:style-name="P55">Captain, First officer, flight engineer, flight crew.</text:p>
      <text:p text:style-name="P56"><text:span text:style-name="T37">Straightforward, She is straightforward and lets you know what she is doing.</text:span></text:p>
      <text:p text:style-name="P57"><text:span text:style-name="T38">Panama, Panama River, Panama Country.</text:span></text:p>
      <text:p text:style-name="P58"><text:span text:style-name="T39">The Minimum wage in China, <text:s/>The minimum wage in US.</text:span></text:p>
      <text:p text:style-name="P59"><text:span text:style-name="T40">Approximately equal symbol, approximately equal symbol. </text:span></text:p>
      <text:p text:style-name="P60"><text:span text:style-name="T41">Rice cooker, best rice cookers brands of Japan. </text:span><text:span text:style-name="T42">Nowadays, many rice cookers can keep rice warm for up to 24 hours. </text:span></text:p>
      <text:p text:style-name="P61">Single, Double, Triple, Quadruple, Single Double Triple Quadruple.</text:p>
      <text:p text:style-name="P62">Cybercrime, Cybersecurity, US takes actions to combat Telecom fraud. <text:span text:style-name="T43">Cybercrime Trends in 2025.</text:span></text:p>
      <text:p text:style-name="P63">Kremlin, Kremlin, Former Soviet Union. Former Soviet Union.</text:p>
      <text:p text:style-name="P64">In Japan, their garbage trucks are so clean. In Japan, their garbage trucks are so clean.</text:p>
      <text:p text:style-name="P65"><text:soft-page-break/>We wish for world peace, the world peace never <text:span text:style-name="T44">be</text:span> achieved.</text:p>
      <text:p text:style-name="P66">Coordinate, coordinate, X axis, Y axis, axes, <text:s/>In a graph, the X axis refers to the horizontal line, while the Y axis is the vertical lines. <text:s/>In a graph, X axis refers to the horizontal line, while Y axis is the vertical line.</text:p>
      <text:p text:style-name="P67">Arizona, The day the storm hit, she traveled to Arizona. </text:p>
      <text:p text:style-name="P67">Arizona, Pennsylvania, Nevada. Arizona, Pennsylvania, Nevada, <text:span text:style-name="T45">Famous States in US.</text:span></text:p>
      <text:p text:style-name="P68">EE equals to Electric Engineering. CS equals to Computer Science.</text:p>
      <text:p text:style-name="P68"/>
      <text:p text:style-name="P66"/>
      <text:p text:style-name="P65"/>
      <text:p text:style-name="P64"/>
      <text:p text:style-name="P63"/>
      <text:p text:style-name="P63"/>
      <text:p text:style-name="P62"/>
      <text:p text:style-name="P60"><text:s/></text:p>
      <text:p text:style-name="P49"/>
      <text:p text:style-name="P46"/>
      <text:p text:style-name="P42"/>
      <text:p text:style-name="P41"/>
      <text:p text:style-name="P33"/>
      <text:p text:style-name="P31"/>
      <text:p text:style-name="P29"/>
      <text:p text:style-name="P28"/>
      <text:p text:style-name="P25"/>
      <text:p text:style-name="P20"/>
      <text:p text:style-name="P19"/>
      <text:p text:style-name="P12"/>
      <text:p text:style-name="P11"/>
      <text:p text:style-name="P10"/>
      <text:p text:style-name="P10"/>
      <text:p text:style-name="P10"/>
      <text:p text:style-name="P4"/>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06:56:08.738278478</meta:creation-date>
    <dc:date>2025-05-25T07:55:38.721244271</dc:date>
    <meta:editing-duration>PT58M39S</meta:editing-duration>
    <meta:editing-cycles>104</meta:editing-cycles>
    <meta:generator>LibreOffice/24.8.6.2$Linux_X86_64 LibreOffice_project/480$Build-2</meta:generator>
    <meta:document-statistic meta:table-count="0" meta:image-count="0" meta:object-count="0" meta:page-count="3" meta:paragraph-count="75" meta:word-count="1231" meta:character-count="7621" meta:non-whitespace-character-count="6438"/>
  </office:meta>
</office:document-meta>
</file>